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011cm"/>
    </style:style>
    <style:style style:name="co2" style:family="table-column">
      <style:table-column-properties fo:break-before="auto" style:column-width="5.302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1.252cm"/>
    </style:style>
    <style:style style:name="co6" style:family="table-column">
      <style:table-column-properties fo:break-before="auto" style:column-width="7.121cm"/>
    </style:style>
    <style:style style:name="co7" style:family="table-column">
      <style:table-column-properties fo:break-before="auto" style:column-width="3.143cm"/>
    </style:style>
    <style:style style:name="co8" style:family="table-column">
      <style:table-column-properties fo:break-before="auto" style:column-width="2.99cm"/>
    </style:style>
    <style:style style:name="co9" style:family="table-column">
      <style:table-column-properties fo:break-before="auto" style:column-width="2.713cm"/>
    </style:style>
    <style:style style:name="co10" style:family="table-column">
      <style:table-column-properties fo:break-before="auto" style:column-width="11.3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style:font-name-asian="AR PL UMing HK" style:font-name-complex="Lohit Hindi"/>
    </style:style>
    <style:style style:name="ce3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</style:style>
    <style:style style:name="T1" style:family="text">
      <style:text-properties style:font-name-asian="AR PL UMing HK" style:font-name-complex="Lohit Hindi"/>
    </style:style>
  </office:automatic-styles>
  <office:body>
    <office:spreadsheet>
      <table:table table:name="Conditionnable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Modèle</text:p>
          </table:table-cell>
          <table:table-cell office:value-type="string">
            <text:p>Méthode</text:p>
          </table:table-cell>
          <table:table-cell office:value-type="string">
            <text:p>conditionsZonesGeographiques</text:p>
          </table:table-cell>
          <table:table-cell office:value-type="string">
            <text:p>Conditionnable ?</text:p>
          </table:table-cell>
        </table:table-row>
        <table:table-row table:style-name="ro1">
          <table:table-cell office:value-type="string">
            <text:p>app/models/criterepdo.php</text:p>
          </table:table-cell>
          <table:table-cell office:value-type="string">
            <text:p>listeDossierPDO</text:p>
          </table:table-cell>
          <table:table-cell office:value-type="string">
            <text:p>Oui</text:p>
          </table:table-cell>
          <table:table-cell/>
        </table:table-row>
        <table:table-row table:style-name="ro1">
          <table:table-cell office:value-type="string">
            <text:p>app/models/criterepdo.php</text:p>
          </table:table-cell>
          <table:table-cell office:value-type="string">
            <text:p>search</text:p>
          </table:table-cell>
          <table:table-cell office:value-type="string">
            <text:p>Oui</text:p>
          </table:table-cell>
          <table:table-cell/>
        </table:table-row>
      </table:table>
      <table:table table:name="Restrictions zone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Contrôleur</text:p>
          </table:table-cell>
          <table:table-cell table:style-name="ce1" office:value-type="string">
            <text:p>Méthodes</text:p>
          </table:table-cell>
          <table:table-cell table:style-name="ce1" office:value-type="string">
            <text:p>Jetons ?</text:p>
          </table:table-cell>
          <table:table-cell table:style-name="ce1" office:value-type="string">
            <text:p>_qdAddFilters  ?</text:p>
          </table:table-cell>
        </table:table-row>
        <table:table-row table:style-name="ro1">
          <table:table-cell office:value-type="string">
            <text:p>CohortesciController</text:p>
          </table:table-cell>
          <table:table-cell office:value-type="string">
            <text:p>nouveaux, valides, exportcsv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</table:table-row>
        <table:table-row table:style-name="ro1">
          <table:table-cell office:value-type="string">
            <text:p>CohortescomitesapresController</text:p>
          </table:table-cell>
          <table:table-cell office:value-type="string">
            <text:p>aviscomite, notificationscomite, exportcsv</text:p>
          </table:table-cell>
          <table:table-cell table:number-columns-repeated="2" office:value-type="string">
            <text:p>Non</text:p>
          </table:table-cell>
        </table:table-row>
        <table:table-row table:style-name="ro1">
          <table:table-cell office:value-type="string">
            <text:p>CohortesController</text:p>
          </table:table-cell>
          <table:table-cell office:value-type="string">
            <text:p>nouvelles, orientees, enattente, exportcsv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</table:table-row>
        <table:table-row table:style-name="ro1">
          <table:table-cell office:value-type="string">
            <text:p>CohortescuiController</text:p>
          </table:table-cell>
          <table:table-cell office:value-type="string">
            <text:p>nouveaux, valides, enattente, exportcsv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</table:table-row>
        <table:table-row table:style-name="ro1">
          <table:table-cell office:value-type="string">
            <text:p>Cohortesfichescandidature66Controller</text:p>
          </table:table-cell>
          <table:table-cell office:value-type="string">
            <text:p>fichesenattente, fichesencours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</table:table-row>
        <table:table-row table:style-name="ro1">
          <table:table-cell office:value-type="string">
            <text:p>CohortesindusController</text:p>
          </table:table-cell>
          <table:table-cell office:value-type="string">
            <text:p>index, exportcsv</text:p>
          </table:table-cell>
          <table:table-cell table:number-columns-repeated="2" office:value-type="string">
            <text:p>Oui</text:p>
          </table:table-cell>
        </table:table-row>
        <table:table-row table:style-name="ro1">
          <table:table-cell office:value-type="string">
            <text:p>CohortespdosController</text:p>
          </table:table-cell>
          <table:table-cell office:value-type="string">
            <text:p>avisdemande, valide, exportcsv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</table:table-row>
        <table:table-row table:style-name="ro1">
          <table:table-cell office:value-type="string">
            <text:p>Cohortesvalidationapres66Controller</text:p>
          </table:table-cell>
          <table:table-cell office:value-type="string">
            <text:p>apresavalider, validees, </text:p>
          </table:table-cell>
          <table:table-cell office:value-type="string">
            <text:p>+/-</text:p>
          </table:table-cell>
          <table:table-cell office:value-type="string">
            <text:p>Non</text:p>
          </table:table-cell>
        </table:table-row>
        <table:table-row table:style-name="ro1">
          <table:table-cell office:value-type="string">
            <text:p>CriteresapresController</text:p>
          </table:table-cell>
          <table:table-cell office:value-type="string">
            <text:p>all, eligible, exportcsv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</table:table-row>
        <table:table-row table:style-name="ro1">
          <table:table-cell office:value-type="string">
            <text:p>Criteresbilansparcours66Controller</text:p>
          </table:table-cell>
          <table:table-cell office:value-type="string">
            <text:p>index, exportcsv</text:p>
          </table:table-cell>
          <table:table-cell table:number-columns-repeated="2" office:value-type="string">
            <text:p>Non</text:p>
          </table:table-cell>
        </table:table-row>
        <table:table-row table:style-name="ro1">
          <table:table-cell office:value-type="string">
            <text:p>CriteresciController</text:p>
          </table:table-cell>
          <table:table-cell office:value-type="string">
            <text:p>index, exportcsv</text:p>
          </table:table-cell>
          <table:table-cell table:number-columns-repeated="2" office:value-type="string">
            <text:p>Oui</text:p>
          </table:table-cell>
        </table:table-row>
        <table:table-row table:style-name="ro1">
          <table:table-cell office:value-type="string">
            <text:p>CriteresController</text:p>
          </table:table-cell>
          <table:table-cell office:value-type="string">
            <text:p>index, exportcsv</text:p>
          </table:table-cell>
          <table:table-cell table:number-columns-repeated="2" office:value-type="string">
            <text:p>Oui</text:p>
          </table:table-cell>
        </table:table-row>
        <table:table-row table:style-name="ro1">
          <table:table-cell office:value-type="string">
            <text:p>CriterescuisController</text:p>
          </table:table-cell>
          <table:table-cell office:value-type="string">
            <text:p>index, exportcsv</text:p>
          </table:table-cell>
          <table:table-cell table:number-columns-repeated="2" office:value-type="string">
            <text:p>Oui</text:p>
          </table:table-cell>
        </table:table-row>
        <table:table-row table:style-name="ro1">
          <table:table-cell office:value-type="string">
            <text:p>Criteresdossierscovs58Controller</text:p>
          </table:table-cell>
          <table:table-cell office:value-type="string">
            <text:p>index</text:p>
          </table:table-cell>
          <table:table-cell table:number-columns-repeated="2" office:value-type="string">
            <text:p>Non</text:p>
          </table:table-cell>
        </table:table-row>
        <table:table-row table:style-name="ro1">
          <table:table-cell office:value-type="string">
            <text:p>CriteresentretiensController</text:p>
          </table:table-cell>
          <table:table-cell office:value-type="string">
            <text:p>index, exportcsv</text:p>
          </table:table-cell>
          <table:table-cell table:number-columns-repeated="2" office:value-type="string">
            <text:p>Oui</text:p>
          </table:table-cell>
        </table:table-row>
        <table:table-row table:style-name="ro1">
          <table:table-cell office:value-type="string">
            <text:p>CriteresfichescandidatureController</text:p>
          </table:table-cell>
          <table:table-cell office:value-type="string">
            <text:p>index, exportcsv</text:p>
          </table:table-cell>
          <table:table-cell table:number-columns-repeated="2" office:value-type="string">
            <text:p>Non</text:p>
          </table:table-cell>
        </table:table-row>
        <table:table-row table:style-name="ro1">
          <table:table-cell office:value-type="string">
            <text:p>CriterespdosController</text:p>
          </table:table-cell>
          <table:table-cell office:value-type="string">
            <text:p>index, nouvelles, exportcsv</text:p>
          </table:table-cell>
          <table:table-cell table:number-columns-repeated="2" office:value-type="string">
            <text:p>Oui</text:p>
          </table:table-cell>
        </table:table-row>
        <table:table-row table:style-name="ro1">
          <table:table-cell office:value-type="string">
            <text:p>CriteresrdvController</text:p>
          </table:table-cell>
          <table:table-cell office:value-type="string">
            <text:p>index, exportcsv</text:p>
          </table:table-cell>
          <table:table-cell table:number-columns-repeated="2" office:value-type="string">
            <text:p>Oui</text:p>
          </table:table-cell>
        </table:table-row>
        <table:table-row table:style-name="ro1">
          <table:table-cell office:value-type="string">
            <text:p>Defautsinsertionseps66Controller</text:p>
          </table:table-cell>
          <table:table-cell office:value-type="string">
            <text:p>selectionnoninscrits, selectionradies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</table:table-row>
        <table:table-row table:style-name="ro1">
          <table:table-cell office:value-type="string">
            <text:p>DossiersController</text:p>
          </table:table-cell>
          <table:table-cell office:value-type="string">
            <text:p>index, exportcsv</text:p>
          </table:table-cell>
          <table:table-cell office:value-type="string">
            <text:p>+/-</text:p>
          </table:table-cell>
          <table:table-cell office:value-type="string">
            <text:p>Oui</text:p>
          </table:table-cell>
        </table:table-row>
        <table:table-row table:style-name="ro1">
          <table:table-cell office:value-type="string">
            <text:p>DossiersController</text:p>
          </table:table-cell>
          <table:table-cell office:value-type="string">
            <text:p>index, exportcsv</text:p>
          </table:table-cell>
          <table:table-cell table:number-columns-repeated="2" office:value-type="string">
            <text:p>Oui</text:p>
          </table:table-cell>
        </table:table-row>
        <table:table-row table:style-name="ro1">
          <table:table-cell office:value-type="string">
            <text:p>IndusController</text:p>
          </table:table-cell>
          <table:table-cell office:value-type="string">
            <text:p>index, view</text:p>
          </table:table-cell>
          <table:table-cell table:number-columns-repeated="2" office:value-type="string">
            <text:p>Non</text:p>
          </table:table-cell>
        </table:table-row>
        <table:table-row table:style-name="ro1">
          <table:table-cell office:value-type="string">
            <text:p>InfosfinancieresController</text:p>
          </table:table-cell>
          <table:table-cell office:value-type="string">
            <text:p>indexdossier, exportcsv</text:p>
          </table:table-cell>
          <table:table-cell table:number-columns-repeated="2" office:value-type="string">
            <text:p>Non</text:p>
          </table:table-cell>
        </table:table-row>
        <table:table-row table:style-name="ro1">
          <table:table-cell office:value-type="string">
            <text:p>Relancesnonrespectssanctionseps93Controller</text:p>
          </table:table-cell>
          <table:table-cell office:value-type="string">
            <text:p>cohorte, impressions, exportcsv, </text:p>
          </table:table-cell>
          <table:table-cell table:number-columns-repeated="2" office:value-type="string">
            <text:p>Non</text:p>
          </table:table-cell>
        </table:table-row>
        <table:table-row table:style-name="ro2">
          <table:table-cell table:style-name="ce2" office:value-type="string">
            <text:p><text:span text:style-name="T1">NonorientationsprosepsController</text:span></text:p>
          </table:table-cell>
          <table:table-cell office:value-type="string">
            <text:p>index</text:p>
          </table:table-cell>
          <table:table-cell table:number-columns-repeated="2" office:value-type="string">
            <text:p>Non</text:p>
          </table:table-cell>
        </table:table-row>
        <table:table-row table:style-name="ro2">
          <table:table-cell office:value-type="string">
            <text:p>RecoursapresController</text:p>
          </table:table-cell>
          <table:table-cell office:value-type="string">
            <text:p>index, exportcsv</text:p>
          </table:table-cell>
          <table:table-cell table:number-columns-repeated="2" office:value-type="string">
            <text:p>Non</text:p>
          </table:table-cell>
        </table:table-row>
      </table:table>
      <table:table table:name="Fichiers à traiter" table:style-name="ta1" table:print="false"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3" office:value-type="string" table:number-columns-spanned="2" table:number-rows-spanned="1">
            <text:p>contrôleurs contenant "&gt;search" ou "mescodesinsee"</text:p>
          </table:table-cell>
          <table:covered-table-cell/>
        </table:table-row>
        <table:table-row table:style-name="ro1">
          <table:table-cell office:value-type="string">
            <text:p>OK</text:p>
          </table:table-cell>
          <table:table-cell office:value-type="string">
            <text:p>app/controllers/cohortesci_controller.php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string">
            <text:p>app/controllers/cohortescomitesapres_controller.php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string">
            <text:p>app/controllers/cohortes_controller.php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string">
            <text:p>app/controllers/cohortescui_controller.php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string">
            <text:p>app/controllers/cohortesfichescandidature66_controller.php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string">
            <text:p>app/controllers/cohortesindus_controller.php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string">
            <text:p>app/controllers/cohortespdos_controller.php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string">
            <text:p>app/controllers/cohortesvalidationapres66_controller.php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string">
            <text:p>app/controllers/comitesapres_controller.php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string">
            <text:p>app/controllers/commissionseps_controller.php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string">
            <text:p>app/controllers/covs58_controller.php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string">
            <text:p>app/controllers/criteresapres_controller.php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string">
            <text:p>app/controllers/criteresbilansparcours66_controller.php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string">
            <text:p>app/controllers/criteresci_controller.php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string">
            <text:p>app/controllers/criteres_controller.php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string">
            <text:p>app/controllers/criterescuis_controller.php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string">
            <text:p>app/controllers/criteresdossierscovs58_controller.php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string">
            <text:p>app/controllers/criteresentretiens_controller.php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string">
            <text:p>app/controllers/criteresfichescandidature_controller.php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string">
            <text:p>app/controllers/criterespdos_controller.php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string">
            <text:p>app/controllers/criteresrdv_controller.php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string">
            <text:p>app/controllers/defautsinsertionseps66_controller.php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string">
            <text:p>app/controllers/descriptionspdos_controller.php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string">
            <text:p>app/controllers/dossiers_controller.php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string">
            <text:p>app/controllers/indus_controller.php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string">
            <text:p>app/controllers/infosfinancieres_controller.php</text:p>
          </table:table-cell>
        </table:table-row>
        <table:table-row table:style-name="ro2">
          <table:table-cell office:value-type="string">
            <text:p>OK</text:p>
          </table:table-cell>
          <table:table-cell office:value-type="string">
            <text:p>app/controllers/nonorientationsproseps_controller.php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string">
            <text:p>app/controllers/recoursapres_controller.php</text:p>
          </table:table-cell>
        </table:table-row>
        <table:table-row table:style-name="ro2">
          <table:table-cell office:value-type="string">
            <text:p>OK (RM index)</text:p>
          </table:table-cell>
          <table:table-cell office:value-type="string">
            <text:p>app/controllers/regressionsorientationseps_controller.php</text:p>
          </table:table-cell>
        </table:table-row>
        <table:table-row table:style-name="ro1">
          <table:table-cell office:value-type="string">
            <text:p>OK (RM)</text:p>
          </table:table-cell>
          <table:table-cell office:value-type="string">
            <text:p>app/controllers/relances_controller.php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string">
            <text:p>app/controllers/relancesnonrespectssanctionseps93_controller.php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string">
            <text:p>app/controllers/repsddtefp_controller.php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string">
            <text:p>app/controllers/totalisationsacomptes_controller.php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string">
            <text:p>app/controllers/traitementstypespdos_controller.php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string">
            <text:p>app/controllers/users_controller.php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string">
            <text:p>app/controllers/visionneuses_controller.php</text:p>
          </table:table-cell>
        </table:table-row>
      </table:table>
      <table:database-ranges>
        <table:database-range table:target-range-address="'Restrictions zones'.A1:'Restrictions zones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4">14/06/2011</text:date>, <text:time>09:3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Buffin</meta:initial-creator>
    <meta:creation-date>2011-06-10T14:52:00</meta:creation-date>
    <meta:generator>LibreOffice/3.3$Linux LibreOffice_project/330m19$Build-202</meta:generator>
    <dc:date>2011-06-14T09:35:09</dc:date>
    <dc:creator>Christian Buffin</dc:creator>
    <meta:editing-duration>PT3H17M32S</meta:editing-duration>
    <meta:editing-cycles>47</meta:editing-cycles>
    <meta:document-statistic meta:table-count="3" meta:cell-count="191" meta:object-count="0"/>
  </office:meta>
</office:document-meta>
</file>